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98.34pt"/>
    </style:style>
    <style:style style:name="co3" style:family="table-column">
      <style:table-column-properties fo:break-before="auto" style:column-width="17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66"/>
      <style:map style:condition="cell-content()!=&quot;&quot;" style:apply-style-name="Untitled2" style:base-cell-address="Sheet1.A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67"/>
      <style:map style:condition="cell-content()!=&quot;&quot;" style:apply-style-name="Untitled2" style:base-cell-address="Sheet1.A67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68"/>
      <style:map style:condition="cell-content()!=&quot;&quot;" style:apply-style-name="Untitled2" style:base-cell-address="Sheet1.A68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75"/>
      <style:map style:condition="cell-content()!=&quot;&quot;" style:apply-style-name="Untitled2" style:base-cell-address="Sheet1.A75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76"/>
      <style:map style:condition="cell-content()!=&quot;&quot;" style:apply-style-name="Untitled2" style:base-cell-address="Sheet1.A76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78"/>
      <style:map style:condition="cell-content()!=&quot;&quot;" style:apply-style-name="Untitled2" style:base-cell-address="Sheet1.A78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79"/>
      <style:map style:condition="cell-content()!=&quot;&quot;" style:apply-style-name="Untitled2" style:base-cell-address="Sheet1.A7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80"/>
      <style:map style:condition="cell-content()!=&quot;&quot;" style:apply-style-name="Untitled2" style:base-cell-address="Sheet1.A8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81"/>
      <style:map style:condition="cell-content()!=&quot;&quot;" style:apply-style-name="Untitled2" style:base-cell-address="Sheet1.A8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82"/>
      <style:map style:condition="cell-content()!=&quot;&quot;" style:apply-style-name="Untitled2" style:base-cell-address="Sheet1.A8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83"/>
      <style:map style:condition="cell-content()!=&quot;&quot;" style:apply-style-name="Untitled2" style:base-cell-address="Sheet1.A8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  <style:map style:condition="cell-content()=&quot;&quot;" style:apply-style-name="Untitled1" style:base-cell-address="Sheet1.A104"/>
      <style:map style:condition="cell-content()!=&quot;&quot;" style:apply-style-name="Untitled2" style:base-cell-address="Sheet1.A104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language="en" fo:country="US"/>
    </style:style>
    <style:style style:name="ce17" style:family="table-cell" style:parent-style-name="Default">
      <style:text-properties fo:language="en" fo:country="U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10.01pt"/>
      <style:text-properties fo:language="en" fo:country="U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language="en" fo:country="US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default-cell-style-name="ce17"/>
        <table:table-column table:style-name="co3" table:default-cell-style-name="ce17"/>
        <table:table-column table:style-name="co1" table:number-columns-repeated="1021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leeping bag</text:p>
          </table:table-cell>
          <table:table-cell/>
          <table:table-cell table:style-name="ce20" office:value-type="string" calcext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18" office:value-type="string" calcext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P3 play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An analog gam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That last Doctor Who episo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Charging cab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8" office:value-type="string" calcext:value-type="string">
            <text:p>important phone numbers sav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maybe SIM card for abroad?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9" office:value-type="string" calcext:value-type="string">
            <text:p>Most important phone numbers ON PAP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escue blanket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Clotheslin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Fire extinguisher if possibl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Snap hook / carabi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Hand broom (for cleaning the ten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COOKING AND EATING</text:p>
          </table:table-cell>
          <table:covered-table-cell/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8" office:value-type="string" calcext:value-type="string">
            <text:p>Plate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8" office:value-type="string" calcext:value-type="string">
            <text:p>Mug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8" office:value-type="string" calcext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8" office:value-type="string" calcext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Basic spices and salt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6"/>
          <table:table-cell office:value-type="string" calcext:value-type="string">
            <text:p>Camping cooker</text:p>
          </table:table-cell>
          <table:table-cell table:number-columns-repeated="1022"/>
        </table:table-row>
        <table:table-row table:style-name="ro1">
          <table:table-cell table:style-name="ce7"/>
          <table:table-cell office:value-type="string" calcext:value-type="string">
            <text:p>Small pot</text:p>
          </table:table-cell>
          <table:table-cell table:style-name="Default" table:number-columns-repeated="1022"/>
        </table:table-row>
        <table:table-row table:style-name="ro1">
          <table:table-cell table:style-name="ce8"/>
          <table:table-cell office:value-type="string" calcext:value-type="string">
            <text:p>Small pan</text:p>
          </table:table-cell>
          <table:table-cell table:style-name="Default" table:number-columns-repeated="1022"/>
        </table:table-row>
        <table:table-row table:style-name="ro1">
          <table:table-cell table:style-name="ce8"/>
          <table:table-cell office:value-type="string" calcext:value-type="string">
            <text:p>Colander (for pasta)</text:p>
          </table:table-cell>
          <table:table-cell table:style-name="Default" table:number-columns-repeated="1022"/>
        </table:table-row>
        <table:table-row table:style-name="ro1">
          <table:table-cell table:style-name="ce9"/>
          <table:table-cell office:value-type="string" calcext:value-type="string">
            <text:p>Wooden spoon</text:p>
          </table:table-cell>
          <table:table-cell table:style-name="Default" table:number-columns-repeated="1022"/>
        </table:table-row>
        <table:table-row table:style-name="ro1">
          <table:table-cell table:style-name="ce10"/>
          <table:table-cell office:value-type="string" calcext:value-type="string">
            <text:p>Cooking knife</text:p>
          </table:table-cell>
          <table:table-cell table:style-name="Default" table:number-columns-repeated="1022"/>
        </table:table-row>
        <table:table-row table:style-name="ro1">
          <table:table-cell table:style-name="ce11"/>
          <table:table-cell office:value-type="string" calcext:value-type="string">
            <text:p>Cutting board</text:p>
          </table:table-cell>
          <table:table-cell table:style-name="Default" table:number-columns-repeated="1022"/>
        </table:table-row>
        <table:table-row table:style-name="ro1">
          <table:table-cell table:style-name="ce12"/>
          <table:table-cell table:style-name="ce19" office:value-type="string" calcext:value-type="string">
            <text:p>Can opener</text:p>
          </table:table-cell>
          <table:table-cell table:style-name="Default" table:number-columns-repeated="1022"/>
        </table:table-row>
        <table:table-row table:style-name="ro1">
          <table:table-cell table:style-name="ce13"/>
          <table:table-cell office:value-type="string" calcext:value-type="string">
            <text:p>Coffee maker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Milk steamer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Dish soap</text:p>
          </table:table-cell>
          <table:table-cell table:style-name="Default" table:number-columns-repeated="1022"/>
        </table:table-row>
        <table:table-row table:style-name="ro1">
          <table:table-cell table:style-name="ce14"/>
          <table:table-cell office:value-type="string" calcext:value-type="string">
            <text:p>Kitchen towls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8" office:value-type="string" calcext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GPS</text:p>
          </table:table-cell>
          <table:table-cell table:number-columns-repeated="1022"/>
        </table:table-row>
        <table:table-row table:style-name="ro1">
          <table:table-cell table:style-name="ce15"/>
          <table:table-cell office:value-type="string" calcext:value-type="string">
            <text:p><text:s text:c="2"/>with the right maps?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86:Sheet1.A103 Sheet1.A1:Sheet1.A65">
            <calcext:condition calcext:apply-style-name="Untitled1" calcext:value="=&quot;&quot;" calcext:base-cell-address="Sheet1.A1"/>
            <calcext:condition calcext:apply-style-name="Untitled2" calcext:value="!=&quot;&quot;" calcext:base-cell-address="Sheet1.A1"/>
          </calcext:conditional-format>
          <calcext:conditional-format calcext:target-range-address="Sheet1.A104:Sheet1.A104">
            <calcext:condition calcext:apply-style-name="Untitled1" calcext:value="=&quot;&quot;" calcext:base-cell-address="Sheet1.A104"/>
            <calcext:condition calcext:apply-style-name="Untitled2" calcext:value="!=&quot;&quot;" calcext:base-cell-address="Sheet1.A104"/>
          </calcext:conditional-format>
          <calcext:conditional-format calcext:target-range-address="Sheet1.A66:Sheet1.A66">
            <calcext:condition calcext:apply-style-name="Untitled1" calcext:value="=&quot;&quot;" calcext:base-cell-address="Sheet1.A66"/>
            <calcext:condition calcext:apply-style-name="Untitled2" calcext:value="!=&quot;&quot;" calcext:base-cell-address="Sheet1.A66"/>
          </calcext:conditional-format>
          <calcext:conditional-format calcext:target-range-address="Sheet1.A68:Sheet1.A74">
            <calcext:condition calcext:apply-style-name="Untitled1" calcext:value="=&quot;&quot;" calcext:base-cell-address="Sheet1.A68"/>
            <calcext:condition calcext:apply-style-name="Untitled2" calcext:value="!=&quot;&quot;" calcext:base-cell-address="Sheet1.A68"/>
          </calcext:conditional-format>
          <calcext:conditional-format calcext:target-range-address="Sheet1.A67:Sheet1.A74">
            <calcext:condition calcext:apply-style-name="Untitled1" calcext:value="=&quot;&quot;" calcext:base-cell-address="Sheet1.A67"/>
            <calcext:condition calcext:apply-style-name="Untitled2" calcext:value="!=&quot;&quot;" calcext:base-cell-address="Sheet1.A67"/>
          </calcext:conditional-format>
          <calcext:conditional-format calcext:target-range-address="Sheet1.A75:Sheet1.A75">
            <calcext:condition calcext:apply-style-name="Untitled1" calcext:value="=&quot;&quot;" calcext:base-cell-address="Sheet1.A75"/>
            <calcext:condition calcext:apply-style-name="Untitled2" calcext:value="!=&quot;&quot;" calcext:base-cell-address="Sheet1.A75"/>
          </calcext:conditional-format>
          <calcext:conditional-format calcext:target-range-address="Sheet1.A75:Sheet1.A75">
            <calcext:condition calcext:apply-style-name="Untitled1" calcext:value="=&quot;&quot;" calcext:base-cell-address="Sheet1.A75"/>
            <calcext:condition calcext:apply-style-name="Untitled2" calcext:value="!=&quot;&quot;" calcext:base-cell-address="Sheet1.A75"/>
          </calcext:conditional-format>
          <calcext:conditional-format calcext:target-range-address="Sheet1.A76:Sheet1.A77">
            <calcext:condition calcext:apply-style-name="Untitled1" calcext:value="=&quot;&quot;" calcext:base-cell-address="Sheet1.A76"/>
            <calcext:condition calcext:apply-style-name="Untitled2" calcext:value="!=&quot;&quot;" calcext:base-cell-address="Sheet1.A76"/>
          </calcext:conditional-format>
          <calcext:conditional-format calcext:target-range-address="Sheet1.A76:Sheet1.A77">
            <calcext:condition calcext:apply-style-name="Untitled1" calcext:value="=&quot;&quot;" calcext:base-cell-address="Sheet1.A76"/>
            <calcext:condition calcext:apply-style-name="Untitled2" calcext:value="!=&quot;&quot;" calcext:base-cell-address="Sheet1.A76"/>
          </calcext:conditional-format>
          <calcext:conditional-format calcext:target-range-address="Sheet1.A78:Sheet1.A78">
            <calcext:condition calcext:apply-style-name="Untitled1" calcext:value="=&quot;&quot;" calcext:base-cell-address="Sheet1.A78"/>
            <calcext:condition calcext:apply-style-name="Untitled2" calcext:value="!=&quot;&quot;" calcext:base-cell-address="Sheet1.A78"/>
          </calcext:conditional-format>
          <calcext:conditional-format calcext:target-range-address="Sheet1.A78:Sheet1.A78">
            <calcext:condition calcext:apply-style-name="Untitled1" calcext:value="=&quot;&quot;" calcext:base-cell-address="Sheet1.A78"/>
            <calcext:condition calcext:apply-style-name="Untitled2" calcext:value="!=&quot;&quot;" calcext:base-cell-address="Sheet1.A78"/>
          </calcext:conditional-format>
          <calcext:conditional-format calcext:target-range-address="Sheet1.A79:Sheet1.A79">
            <calcext:condition calcext:apply-style-name="Untitled1" calcext:value="=&quot;&quot;" calcext:base-cell-address="Sheet1.A79"/>
            <calcext:condition calcext:apply-style-name="Untitled2" calcext:value="!=&quot;&quot;" calcext:base-cell-address="Sheet1.A79"/>
          </calcext:conditional-format>
          <calcext:conditional-format calcext:target-range-address="Sheet1.A79:Sheet1.A79">
            <calcext:condition calcext:apply-style-name="Untitled1" calcext:value="=&quot;&quot;" calcext:base-cell-address="Sheet1.A79"/>
            <calcext:condition calcext:apply-style-name="Untitled2" calcext:value="!=&quot;&quot;" calcext:base-cell-address="Sheet1.A79"/>
          </calcext:conditional-format>
          <calcext:conditional-format calcext:target-range-address="Sheet1.A80:Sheet1.A80">
            <calcext:condition calcext:apply-style-name="Untitled1" calcext:value="=&quot;&quot;" calcext:base-cell-address="Sheet1.A80"/>
            <calcext:condition calcext:apply-style-name="Untitled2" calcext:value="!=&quot;&quot;" calcext:base-cell-address="Sheet1.A80"/>
          </calcext:conditional-format>
          <calcext:conditional-format calcext:target-range-address="Sheet1.A80:Sheet1.A80">
            <calcext:condition calcext:apply-style-name="Untitled1" calcext:value="=&quot;&quot;" calcext:base-cell-address="Sheet1.A80"/>
            <calcext:condition calcext:apply-style-name="Untitled2" calcext:value="!=&quot;&quot;" calcext:base-cell-address="Sheet1.A80"/>
          </calcext:conditional-format>
          <calcext:conditional-format calcext:target-range-address="Sheet1.A81:Sheet1.A81">
            <calcext:condition calcext:apply-style-name="Untitled1" calcext:value="=&quot;&quot;" calcext:base-cell-address="Sheet1.A81"/>
            <calcext:condition calcext:apply-style-name="Untitled2" calcext:value="!=&quot;&quot;" calcext:base-cell-address="Sheet1.A81"/>
          </calcext:conditional-format>
          <calcext:conditional-format calcext:target-range-address="Sheet1.A81:Sheet1.A81">
            <calcext:condition calcext:apply-style-name="Untitled1" calcext:value="=&quot;&quot;" calcext:base-cell-address="Sheet1.A81"/>
            <calcext:condition calcext:apply-style-name="Untitled2" calcext:value="!=&quot;&quot;" calcext:base-cell-address="Sheet1.A81"/>
          </calcext:conditional-format>
          <calcext:conditional-format calcext:target-range-address="Sheet1.A82:Sheet1.A82">
            <calcext:condition calcext:apply-style-name="Untitled1" calcext:value="=&quot;&quot;" calcext:base-cell-address="Sheet1.A82"/>
            <calcext:condition calcext:apply-style-name="Untitled2" calcext:value="!=&quot;&quot;" calcext:base-cell-address="Sheet1.A82"/>
          </calcext:conditional-format>
          <calcext:conditional-format calcext:target-range-address="Sheet1.A82:Sheet1.A82">
            <calcext:condition calcext:apply-style-name="Untitled1" calcext:value="=&quot;&quot;" calcext:base-cell-address="Sheet1.A82"/>
            <calcext:condition calcext:apply-style-name="Untitled2" calcext:value="!=&quot;&quot;" calcext:base-cell-address="Sheet1.A82"/>
          </calcext:conditional-format>
          <calcext:conditional-format calcext:target-range-address="Sheet1.A83:Sheet1.A85">
            <calcext:condition calcext:apply-style-name="Untitled1" calcext:value="=&quot;&quot;" calcext:base-cell-address="Sheet1.A83"/>
            <calcext:condition calcext:apply-style-name="Untitled2" calcext:value="!=&quot;&quot;" calcext:base-cell-address="Sheet1.A83"/>
          </calcext:conditional-format>
          <calcext:conditional-format calcext:target-range-address="Sheet1.A83:Sheet1.A85">
            <calcext:condition calcext:apply-style-name="Untitled1" calcext:value="=&quot;&quot;" calcext:base-cell-address="Sheet1.A83"/>
            <calcext:condition calcext:apply-style-name="Untitled2" calcext:value="!=&quot;&quot;" calcext:base-cell-address="Sheet1.A83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6pt solid #000000" style:rotation-angle="90" loext:vertical-justify="auto"/>
      <style:paragraph-properties css3t:text-justify="auto"/>
      <style:text-properties style:font-name="Arial Black" fo:font-family="'Arial Black'" style:font-style-name="Normal" style:font-pitch="variable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20:54:13.375072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1T20:10:42</meta:creation-date>
    <dc:date>2015-05-01T20:54:34.462344118</dc:date>
    <meta:editing-duration>PT2H55M56S</meta:editing-duration>
    <meta:editing-cycles>57</meta:editing-cycles>
    <meta:generator>LibreOffice/4.4.2.2$Linux_X86_64 LibreOffice_project/40$Build-2</meta:generator>
    <dc:creator>M G</dc:creator>
    <meta:document-statistic meta:table-count="3" meta:cell-count="105" meta:object-count="0"/>
  </office:meta>
</office:document-meta>
</file>